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44000001891EFC9F95FA3A9F3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973cm, 2.164cm, 1.693cm, 0.745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874cm" svg:height="4.761cm" svg:x="0cm" svg:y="0cm">
          <draw:image xlink:href="Pictures/1000000100000244000001891EFC9F95FA3A9F3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875cm" fo:page-height="4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1.2$Linux_X86_64 LibreOffice_project/50$Build-2</meta:generator>
    <dc:date>2023-03-19T22:50:11.683879974</dc:date>
    <meta:editing-duration>PT9M6S</meta:editing-duration>
    <meta:editing-cycles>1</meta:editing-cycles>
    <meta:document-statistic meta:object-count="1"/>
  </office:meta>
</office:document-meta>
</file>